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32cm" style:rel-width="96%" fo:margin-top="0cm" fo:margin-bottom="0.199cm" table:align="center"/>
    </style:style>
    <style:style style:name="Table1.A" style:family="table-column">
      <style:table-column-properties style:column-width="11.797cm" style:rel-column-width="6688*"/>
    </style:style>
    <style:style style:name="Table1.B" style:family="table-column">
      <style:table-column-properties style:column-width="2.117cm" style:rel-column-width="1200*"/>
    </style:style>
    <style:style style:name="Table1.C" style:family="table-column">
      <style:table-column-properties style:column-width="2.406cm" style:rel-column-width="1364*"/>
    </style:style>
    <style:style style:name="Table1.A1" style:family="table-cell">
      <style:table-cell-properties fo:padding="0.159cm" fo:border-left="none" fo:border-right="none" fo:border-top="0.05pt solid #000000" fo:border-bottom="0.05pt solid #000000"/>
    </style:style>
    <style:style style:name="Table1.A2" style:family="table-cell">
      <style:table-cell-properties fo:padding="0.159cm" fo:border-left="none" fo:border-right="none" fo:border-top="0.05pt solid #000000" fo:border-bottom="none"/>
    </style:style>
    <style:style style:name="Table1.A3" style:family="table-cell">
      <style:table-cell-properties style:vertical-align="top" fo:padding="0.159cm" fo:border="none"/>
    </style:style>
    <style:style style:name="Table1.A14" style:family="table-cell">
      <style:table-cell-properties fo:padding="0.159cm" fo:border-left="none" fo:border-right="none" fo:border-top="none" fo:border-bottom="0.05pt solid #000000"/>
    </style:style>
    <style:style style:name="Table1.B14" style:family="table-cell">
      <style:table-cell-properties fo:padding="0.159cm" fo:border-left="none" fo:border-right="none" fo:border-top="none" fo:border-bottom="0.05pt solid #000000"/>
    </style:style>
    <style:style style:name="Table1.C14" style:family="table-cell">
      <style:table-cell-properties fo:padding="0.159cm" fo:border-left="none" fo:border-right="none" fo:border-top="none" fo:border-bottom="0.05pt solid #000000"/>
    </style:style>
    <style:style style:name="Table2" style:family="table">
      <style:table-properties style:width="16.32cm" style:rel-width="96%" fo:margin-top="0cm" fo:margin-bottom="0.199cm" table:align="center"/>
    </style:style>
    <style:style style:name="Table2.A" style:family="table-column">
      <style:table-column-properties style:column-width="10.894cm" style:rel-column-width="6176*"/>
    </style:style>
    <style:style style:name="Table2.B" style:family="table-column">
      <style:table-column-properties style:column-width="3.02cm" style:rel-column-width="1712*"/>
    </style:style>
    <style:style style:name="Table2.C" style:family="table-column">
      <style:table-column-properties style:column-width="2.406cm" style:rel-column-width="1364*"/>
    </style:style>
    <style:style style:name="Table2.A1" style:family="table-cell">
      <style:table-cell-properties fo:padding="0.159cm" fo:border-left="none" fo:border-right="none" fo:border-top="0.05pt solid #000000" fo:border-bottom="0.05pt solid #000000"/>
    </style:style>
    <style:style style:name="Table2.A2" style:family="table-cell">
      <style:table-cell-properties fo:padding="0.159cm" fo:border-left="none" fo:border-right="none" fo:border-top="0.05pt solid #000000" fo:border-bottom="none"/>
    </style:style>
    <style:style style:name="Table2.A3" style:family="table-cell">
      <style:table-cell-properties style:vertical-align="top" fo:padding="0.159cm" fo:border="none"/>
    </style:style>
    <style:style style:name="Table2.A25" style:family="table-cell">
      <style:table-cell-properties fo:padding="0.159cm" fo:border-left="none" fo:border-right="none" fo:border-top="none" fo:border-bottom="0.05pt solid #000000"/>
    </style:style>
    <style:style style:name="Table2.B25" style:family="table-cell">
      <style:table-cell-properties fo:padding="0.159cm" fo:border-left="none" fo:border-right="none" fo:border-top="none" fo:border-bottom="0.05pt solid #000000"/>
    </style:style>
    <style:style style:name="Table2.C25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OrgBulletedLis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Listes des changements entre le SILL 2018 et le SILL 2019</text:title></text:p>
      <text:p text:style-name="OrgSubtitle"/>
      <text:h text:style-name="Heading_5f_20_5f_1_5f_unnumbered" text:outline-level="1"><text:bookmark text:name="org3b30548"/><text:bookmark-start text:name="OrgXref.org3b30548"/>SILL MIMPROD <text:bookmark-end text:name="OrgXref.org3b30548"/></text:h>
      <text:h text:style-name="Heading_5f_20_5f_2_5f_unnumbered" text:outline-level="2"><text:bookmark text:name="orgb0672f5"/><text:bookmark-start text:name="OrgXref.orgb0672f5"/>Entrées et sorties <text:bookmark-end text:name="OrgXref.orgb0672f5"/></text:h>
      <text:list xml:id="list1749902393" text:style-name="OrgBulletedList">
        <text:list-item>
          <text:p text:style-name="P2">Nouvelles entrées : </text:p>
          <text:list>
            <text:list-item>
              <text:p text:style-name="P2">Keycloak : version 4 </text:p>
            </text:list-item>
            <text:list-item>
              <text:p text:style-name="P2">Kubernetes : version distribution </text:p>
            </text:list-item>
          </text:list>
        </text:list-item>
        <text:list-item>
          <text:p text:style-name="P2">Passage en recommandé : </text:p>
          <text:list>
            <text:list-item>
              <text:p text:style-name="P2">Jitsi : version distribution </text:p>
            </text:list-item>
          </text:list>
        </text:list-item>
        <text:list-item>
          <text:p text:style-name="P2">Passage en fin de recommandation : </text:p>
          <text:list>
            <text:list-item>
              <text:p text:style-name="P2">Aucune </text:p>
            </text:list-item>
          </text:list>
        </text:list-item>
      </text:list>
      <text:h text:style-name="Heading_5f_20_5f_2_5f_unnumbered" text:outline-level="2"><text:bookmark text:name="org7b2e859"/><text:bookmark-start text:name="OrgXref.org7b2e859"/>Montées de version <text:bookmark-end text:name="OrgXref.org7b2e859"/></text:h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OrgTableHeadingLeft">LOGICIEL</text:p>
              </table:table-cell>
              <table:table-cell table:style-name="Table1.A1" office:value-type="string">
                <text:p text:style-name="OrgTableHeadingRight">2018</text:p>
              </table:table-cell>
              <table:table-cell table:style-name="Table1.A1" office:value-type="string">
                <text:p text:style-name="OrgTableHeadingRight">2019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Left">PostgreSQL</text:p>
            </table:table-cell>
            <table:table-cell table:style-name="Table1.A2" office:value-type="string">
              <text:p text:style-name="OrgTableContentsRight">9.5</text:p>
            </table:table-cell>
            <table:table-cell table:style-name="Table1.A2" office:value-type="string">
              <text:p text:style-name="OrgTableContentsRight">10</text:p>
            </table:table-cell>
          </table:table-row>
          <table:table-row>
            <table:table-cell table:style-name="Table1.A3" office:value-type="string">
              <text:p text:style-name="OrgTableContentsLeft">MariaDB</text:p>
            </table:table-cell>
            <table:table-cell table:style-name="Table1.A3" office:value-type="string">
              <text:p text:style-name="OrgTableContentsRight">10.1</text:p>
            </table:table-cell>
            <table:table-cell table:style-name="Table1.A3" office:value-type="string">
              <text:p text:style-name="OrgTableContentsRight">10.3</text:p>
            </table:table-cell>
          </table:table-row>
          <table:table-row>
            <table:table-cell table:style-name="Table1.A3" office:value-type="string">
              <text:p text:style-name="OrgTableContentsLeft">CockroachDB</text:p>
            </table:table-cell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Right">2</text:p>
            </table:table-cell>
          </table:table-row>
          <table:table-row>
            <table:table-cell table:style-name="Table1.A3" office:value-type="string">
              <text:p text:style-name="OrgTableContentsLeft">ElasticSearch</text:p>
            </table:table-cell>
            <table:table-cell table:style-name="Table1.A3" office:value-type="string">
              <text:p text:style-name="OrgTableContentsRight">5.6</text:p>
            </table:table-cell>
            <table:table-cell table:style-name="Table1.A3" office:value-type="string">
              <text:p text:style-name="OrgTableContentsRight">6.X</text:p>
            </table:table-cell>
          </table:table-row>
          <table:table-row>
            <table:table-cell table:style-name="Table1.A3" office:value-type="string">
              <text:p text:style-name="OrgTableContentsLeft">CentOS (souche Redhat)</text:p>
            </table:table-cell>
            <table:table-cell table:style-name="Table1.A3" office:value-type="string">
              <text:p text:style-name="OrgTableContentsRight">7.4</text:p>
            </table:table-cell>
            <table:table-cell table:style-name="Table1.A3" office:value-type="string">
              <text:p text:style-name="OrgTableContentsRight">7.6</text:p>
            </table:table-cell>
          </table:table-row>
          <table:table-row>
            <table:table-cell table:style-name="Table1.A3" office:value-type="string">
              <text:p text:style-name="OrgTableContentsLeft">Ubuntu – Eole</text:p>
            </table:table-cell>
            <table:table-cell table:style-name="Table1.A3" office:value-type="string">
              <text:p text:style-name="OrgTableContentsRight">2.6</text:p>
            </table:table-cell>
            <table:table-cell table:style-name="Table1.A3" office:value-type="string">
              <text:p text:style-name="OrgTableContentsRight">2.7</text:p>
            </table:table-cell>
          </table:table-row>
          <table:table-row>
            <table:table-cell table:style-name="Table1.A3" office:value-type="string">
              <text:p text:style-name="OrgTableContentsLeft">Debian</text:p>
            </table:table-cell>
            <table:table-cell table:style-name="Table1.A3" office:value-type="string">
              <text:p text:style-name="OrgTableContentsRight">8</text:p>
            </table:table-cell>
            <table:table-cell table:style-name="Table1.A3" office:value-type="string">
              <text:p text:style-name="OrgTableContentsRight">9</text:p>
            </table:table-cell>
          </table:table-row>
          <table:table-row>
            <table:table-cell table:style-name="Table1.A3" office:value-type="string">
              <text:p text:style-name="OrgTableContentsLeft">OpenNebula</text:p>
            </table:table-cell>
            <table:table-cell table:style-name="Table1.A3" office:value-type="string">
              <text:p text:style-name="OrgTableContentsRight">5.4</text:p>
            </table:table-cell>
            <table:table-cell table:style-name="Table1.A3" office:value-type="string">
              <text:p text:style-name="OrgTableContentsRight">5.6</text:p>
            </table:table-cell>
          </table:table-row>
          <table:table-row>
            <table:table-cell table:style-name="Table1.A3" office:value-type="string">
              <text:p text:style-name="OrgTableContentsLeft">Shinken</text:p>
            </table:table-cell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Right">2.4.3</text:p>
            </table:table-cell>
          </table:table-row>
          <table:table-row>
            <table:table-cell table:style-name="Table1.A3" office:value-type="string">
              <text:p text:style-name="OrgTableContentsLeft">Samba 4</text:p>
            </table:table-cell>
            <table:table-cell table:style-name="Table1.A3" office:value-type="string">
              <text:p text:style-name="OrgTableContentsRight">4.7</text:p>
            </table:table-cell>
            <table:table-cell table:style-name="Table1.A3" office:value-type="string">
              <text:p text:style-name="OrgTableContentsRight">4.9</text:p>
            </table:table-cell>
          </table:table-row>
          <table:table-row>
            <table:table-cell table:style-name="Table1.A3" office:value-type="string">
              <text:p text:style-name="OrgTableContentsLeft">KEYCLOAK</text:p>
            </table:table-cell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Right">4</text:p>
            </table:table-cell>
          </table:table-row>
          <table:table-row>
            <table:table-cell table:style-name="Table1.A3" office:value-type="string">
              <text:p text:style-name="OrgTableContentsLeft">logstash / kibana</text:p>
            </table:table-cell>
            <table:table-cell table:style-name="Table1.A3" office:value-type="string">
              <text:p text:style-name="OrgTableContentsRight">5.6</text:p>
            </table:table-cell>
            <table:table-cell table:style-name="Table1.A3" office:value-type="string">
              <text:p text:style-name="OrgTableContentsRight">6.X</text:p>
            </table:table-cell>
          </table:table-row>
          <text:soft-page-break/>
          <table:table-row>
            <table:table-cell table:style-name="Table1.A14" office:value-type="string">
              <text:p text:style-name="OrgTableContentsLeft">Eole AMON</text:p>
            </table:table-cell>
            <table:table-cell table:style-name="Table1.B14" office:value-type="string">
              <text:p text:style-name="OrgTableContentsRight">2.6</text:p>
            </table:table-cell>
            <table:table-cell table:style-name="Table1.C14" office:value-type="string">
              <text:p text:style-name="OrgTableContentsRight">2.7</text:p>
            </table:table-cell>
          </table:table-row>
        </table:table>
      </text:section>
      <text:h text:style-name="Heading_5f_20_5f_1_5f_unnumbered" text:outline-level="1"><text:bookmark text:name="org566ebd5"/><text:bookmark-start text:name="OrgXref.org566ebd5"/>SILL MIMDEV <text:bookmark-end text:name="OrgXref.org566ebd5"/></text:h>
      <text:h text:style-name="Heading_5f_20_5f_2_5f_unnumbered" text:outline-level="2"><text:bookmark text:name="orgae1f25b"/><text:bookmark-start text:name="OrgXref.orgae1f25b"/>Entrées et sorties <text:bookmark-end text:name="OrgXref.orgae1f25b"/></text:h>
      <text:list xml:id="list93818057227404" text:style-name="OrgBulletedList">
        <text:list-item>
          <text:p text:style-name="P2">Nouvelles entrées : </text:p>
          <text:list>
            <text:list-item>
              <text:p text:style-name="P2">Assistant RGAA </text:p>
              <text:list>
                <text:list-item>
                  <text:p text:style-name="P2">Cas d'usage : pour le poste de travail des agents impliqués dans le cycle de vie d’une application utilisée via un navigateur web </text:p>
                </text:list-item>
                <text:list-item>
                  <text:p text:style-name="P2">Version : 1.0.4 </text:p>
                </text:list-item>
                <text:list-item>
                  <text:p text:style-name="P2">Porteur : DINSIC </text:p>
                </text:list-item>
              </text:list>
            </text:list-item>
            <text:list-item>
              <text:p text:style-name="P2">IS Designer : </text:p>
              <text:list>
                <text:list-item>
                  <text:p text:style-name="P2">Version : 1.9.0 </text:p>
                </text:list-item>
                <text:list-item>
                  <text:p text:style-name="P2">Porteur : Groupe MIMDEV </text:p>
                </text:list-item>
              </text:list>
            </text:list-item>
            <text:list-item>
              <text:p text:style-name="P2">ARX Data Anonymization Tool </text:p>
              <text:list>
                <text:list-item>
                  <text:p text:style-name="P2">Version : 3.7.1 </text:p>
                </text:list-item>
                <text:list-item>
                  <text:p text:style-name="P2">Porteur : MIMDEV </text:p>
                </text:list-item>
              </text:list>
            </text:list-item>
          </text:list>
        </text:list-item>
        <text:list-item>
          <text:p text:style-name="P2">Fin de recommandation : </text:p>
          <text:list>
            <text:list-item>
              <text:p text:style-name="P2">PENCIL </text:p>
            </text:list-item>
            <text:list-item>
              <text:p text:style-name="P2">Fitnesse </text:p>
            </text:list-item>
            <text:list-item>
              <text:p text:style-name="P2">DBFit </text:p>
            </text:list-item>
            <text:list-item>
              <text:p text:style-name="P2">PhpBB </text:p>
            </text:list-item>
          </text:list>
        </text:list-item>
        <text:list-item>
          <text:p text:style-name="P2">Passage en recommandé : </text:p>
          <text:list>
            <text:list-item>
              <text:p text:style-name="P2">Chromium </text:p>
            </text:list-item>
          </text:list>
        </text:list-item>
      </text:list>
      <text:h text:style-name="Heading_5f_20_5f_2_5f_unnumbered" text:outline-level="2"><text:bookmark text:name="org517492c"/><text:bookmark-start text:name="OrgXref.org517492c"/>Montées de versions <text:bookmark-end text:name="OrgXref.org517492c"/></text:h>
      <text:section text:style-name="Sect1" text:name="Section2"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OrgTableHeadingLeft">LOGICIEL</text:p>
              </table:table-cell>
              <table:table-cell table:style-name="Table2.A1" office:value-type="string">
                <text:p text:style-name="OrgTableHeadingRight">2018</text:p>
              </table:table-cell>
              <table:table-cell table:style-name="Table2.A1" office:value-type="string">
                <text:p text:style-name="OrgTableHeadingRight">2019</text:p>
              </table:table-cell>
            </table:table-row>
          </table:table-header-rows>
          <table:table-row>
            <table:table-cell table:style-name="Table2.A2" office:value-type="string">
              <text:p text:style-name="OrgTableContentsLeft">Acceleo</text:p>
            </table:table-cell>
            <table:table-cell table:style-name="Table2.A2" office:value-type="string">
              <text:p text:style-name="OrgTableContentsRight">3.7.2</text:p>
            </table:table-cell>
            <table:table-cell table:style-name="Table2.A2" office:value-type="string">
              <text:p text:style-name="OrgTableContentsRight">3.7.4</text:p>
            </table:table-cell>
          </table:table-row>
          <table:table-row>
            <table:table-cell table:style-name="Table2.A3" office:value-type="string">
              <text:p text:style-name="OrgTableContentsLeft">Eclipse</text:p>
            </table:table-cell>
            <table:table-cell table:style-name="Table2.A3" office:value-type="string">
              <text:p text:style-name="OrgTableContentsRight">4.7</text:p>
            </table:table-cell>
            <table:table-cell table:style-name="Table2.A3" office:value-type="string">
              <text:p text:style-name="OrgTableContentsRight">4.9</text:p>
            </table:table-cell>
          </table:table-row>
          <table:table-row>
            <table:table-cell table:style-name="Table2.A3" office:value-type="string">
              <text:p text:style-name="OrgTableContentsLeft">Spring Boot</text:p>
            </table:table-cell>
            <table:table-cell table:style-name="Table2.A3" office:value-type="string">
              <text:p text:style-name="OrgTableContentsRight">1.5.8</text:p>
            </table:table-cell>
            <table:table-cell table:style-name="Table2.A3" office:value-type="string">
              <text:p text:style-name="OrgTableContentsRight">2.X</text:p>
            </table:table-cell>
          </table:table-row>
          <table:table-row>
            <table:table-cell table:style-name="Table2.A3" office:value-type="string">
              <text:p text:style-name="OrgTableContentsLeft">Tomcat</text:p>
            </table:table-cell>
            <table:table-cell table:style-name="Table2.A3" office:value-type="string">
              <text:p text:style-name="OrgTableContentsRight">7.X</text:p>
            </table:table-cell>
            <table:table-cell table:style-name="Table2.A3" office:value-type="string">
              <text:p text:style-name="OrgTableContentsRight">9.0</text:p>
            </table:table-cell>
          </table:table-row>
          <text:soft-page-break/>
          <table:table-row>
            <table:table-cell table:style-name="Table2.A3" office:value-type="string">
              <text:p text:style-name="OrgTableContentsLeft">Serveur NodeJS</text:p>
            </table:table-cell>
            <table:table-cell table:style-name="Table2.A3" office:value-type="string">
              <text:p text:style-name="OrgTableContentsRight">6.X</text:p>
            </table:table-cell>
            <table:table-cell table:style-name="Table2.A3" office:value-type="string">
              <text:p text:style-name="OrgTableContentsRight">8</text:p>
            </table:table-cell>
          </table:table-row>
          <table:table-row>
            <table:table-cell table:style-name="Table2.A3" office:value-type="string">
              <text:p text:style-name="OrgTableContentsLeft">OpenJDK</text:p>
            </table:table-cell>
            <table:table-cell table:style-name="Table2.A3" office:value-type="string">
              <text:p text:style-name="OrgTableContentsRight">8</text:p>
            </table:table-cell>
            <table:table-cell table:style-name="Table2.A3" office:value-type="string">
              <text:p text:style-name="OrgTableContentsRight">8</text:p>
            </table:table-cell>
          </table:table-row>
          <table:table-row>
            <table:table-cell table:style-name="Table2.A3" office:value-type="string">
              <text:p text:style-name="OrgTableContentsLeft">Yarn</text:p>
            </table:table-cell>
            <table:table-cell table:style-name="Table2.A3" office:value-type="string">
              <text:p text:style-name="OrgTableContentsRight">1.3.2</text:p>
            </table:table-cell>
            <table:table-cell table:style-name="Table2.A3" office:value-type="string">
              <text:p text:style-name="OrgTableContentsRight">1.12.3</text:p>
            </table:table-cell>
          </table:table-row>
          <table:table-row>
            <table:table-cell table:style-name="Table2.A3" office:value-type="string">
              <text:p text:style-name="OrgTableContentsLeft">SonarQube Plugins : FindBugs CheckStyle Pmd</text:p>
            </table:table-cell>
            <table:table-cell table:style-name="Table2.A3" office:value-type="string">
              <text:p text:style-name="OrgTableContentsRight">6.3</text:p>
            </table:table-cell>
            <table:table-cell table:style-name="Table2.A3" office:value-type="string">
              <text:p text:style-name="OrgTableContentsRight">6.7</text:p>
            </table:table-cell>
          </table:table-row>
          <table:table-row>
            <table:table-cell table:style-name="Table2.A3" office:value-type="string">
              <text:p text:style-name="OrgTableContentsLeft">Tanaguru</text:p>
            </table:table-cell>
            <table:table-cell table:style-name="Table2.A3" office:value-type="string">
              <text:p text:style-name="OrgTableContentsRight">4.0.3</text:p>
            </table:table-cell>
            <table:table-cell table:style-name="Table2.A3" office:value-type="string">
              <text:p text:style-name="OrgTableContentsRight">5.0.3</text:p>
            </table:table-cell>
          </table:table-row>
          <table:table-row>
            <table:table-cell table:style-name="Table2.A3" office:value-type="string">
              <text:p text:style-name="OrgTableContentsLeft">Jacoco</text:p>
            </table:table-cell>
            <table:table-cell table:style-name="Table2.A3" office:value-type="string">
              <text:p text:style-name="OrgTableContentsRight">0.7.9</text:p>
            </table:table-cell>
            <table:table-cell table:style-name="Table2.A3" office:value-type="string">
              <text:p text:style-name="OrgTableContentsRight">0.8.2</text:p>
            </table:table-cell>
          </table:table-row>
          <table:table-row>
            <table:table-cell table:style-name="Table2.A3" office:value-type="string">
              <text:p text:style-name="OrgTableContentsLeft">Junit</text:p>
            </table:table-cell>
            <table:table-cell table:style-name="Table2.A3" office:value-type="string">
              <text:p text:style-name="OrgTableContentsRight">4.12</text:p>
            </table:table-cell>
            <table:table-cell table:style-name="Table2.A3" office:value-type="string">
              <text:p text:style-name="OrgTableContentsRight">5.2</text:p>
            </table:table-cell>
          </table:table-row>
          <table:table-row>
            <table:table-cell table:style-name="Table2.A3" office:value-type="string">
              <text:p text:style-name="OrgTableContentsLeft">ARX Data Anonymization Tool</text:p>
            </table:table-cell>
            <table:table-cell table:style-name="Table2.A3" office:value-type="string">
              <text:p text:style-name="OrgTableContentsRight">N/A</text:p>
            </table:table-cell>
            <table:table-cell table:style-name="Table2.A3" office:value-type="string">
              <text:p text:style-name="OrgTableContentsRight">3.7.1</text:p>
            </table:table-cell>
          </table:table-row>
          <table:table-row>
            <table:table-cell table:style-name="Table2.A3" office:value-type="string">
              <text:p text:style-name="OrgTableContentsLeft">Jmeter</text:p>
            </table:table-cell>
            <table:table-cell table:style-name="Table2.A3" office:value-type="string">
              <text:p text:style-name="OrgTableContentsRight">3.1</text:p>
            </table:table-cell>
            <table:table-cell table:style-name="Table2.A3" office:value-type="string">
              <text:p text:style-name="OrgTableContentsRight">5.0</text:p>
            </table:table-cell>
          </table:table-row>
          <table:table-row>
            <table:table-cell table:style-name="Table2.A3" office:value-type="string">
              <text:p text:style-name="OrgTableContentsLeft">SoapUI</text:p>
            </table:table-cell>
            <table:table-cell table:style-name="Table2.A3" office:value-type="string">
              <text:p text:style-name="OrgTableContentsRight">5.2.X</text:p>
            </table:table-cell>
            <table:table-cell table:style-name="Table2.A3" office:value-type="string">
              <text:p text:style-name="OrgTableContentsRight">5.4.0</text:p>
            </table:table-cell>
          </table:table-row>
          <table:table-row>
            <table:table-cell table:style-name="Table2.A3" office:value-type="string">
              <text:p text:style-name="OrgTableContentsLeft">CodeceptJS</text:p>
            </table:table-cell>
            <table:table-cell table:style-name="Table2.A3" office:value-type="string">
              <text:p text:style-name="OrgTableContentsRight">N/A</text:p>
            </table:table-cell>
            <table:table-cell table:style-name="Table2.A3" office:value-type="string">
              <text:p text:style-name="OrgTableContentsRight">2.0.4</text:p>
            </table:table-cell>
          </table:table-row>
          <table:table-row>
            <table:table-cell table:style-name="Table2.A3" office:value-type="string">
              <text:p text:style-name="OrgTableContentsLeft">Selenium Server</text:p>
            </table:table-cell>
            <table:table-cell table:style-name="Table2.A3" office:value-type="string">
              <text:p text:style-name="OrgTableContentsRight">3</text:p>
            </table:table-cell>
            <table:table-cell table:style-name="Table2.A3" office:value-type="string">
              <text:p text:style-name="OrgTableContentsRight">3.X</text:p>
            </table:table-cell>
          </table:table-row>
          <table:table-row>
            <table:table-cell table:style-name="Table2.A3" office:value-type="string">
              <text:p text:style-name="OrgTableContentsLeft">Selenium IDE</text:p>
            </table:table-cell>
            <table:table-cell table:style-name="Table2.A3" office:value-type="string">
              <text:p text:style-name="OrgTableContentsRight">2.9</text:p>
            </table:table-cell>
            <table:table-cell table:style-name="Table2.A3" office:value-type="string">
              <text:p text:style-name="OrgTableContentsRight">3.4</text:p>
            </table:table-cell>
          </table:table-row>
          <table:table-row>
            <table:table-cell table:style-name="Table2.A3" office:value-type="string">
              <text:p text:style-name="OrgTableContentsLeft">Squash TA</text:p>
            </table:table-cell>
            <table:table-cell table:style-name="Table2.A3" office:value-type="string">
              <text:p text:style-name="OrgTableContentsRight">1.10.1</text:p>
            </table:table-cell>
            <table:table-cell table:style-name="Table2.A3" office:value-type="string">
              <text:p text:style-name="OrgTableContentsRight">1.11</text:p>
            </table:table-cell>
          </table:table-row>
          <table:table-row>
            <table:table-cell table:style-name="Table2.A3" office:value-type="string">
              <text:p text:style-name="OrgTableContentsLeft">Squash TM</text:p>
            </table:table-cell>
            <table:table-cell table:style-name="Table2.A3" office:value-type="string">
              <text:p text:style-name="OrgTableContentsRight">1.14.0</text:p>
            </table:table-cell>
            <table:table-cell table:style-name="Table2.A3" office:value-type="string">
              <text:p text:style-name="OrgTableContentsRight">1.17.1</text:p>
            </table:table-cell>
          </table:table-row>
          <table:table-row>
            <table:table-cell table:style-name="Table2.A3" office:value-type="string">
              <text:p text:style-name="OrgTableContentsLeft">Jailer</text:p>
            </table:table-cell>
            <table:table-cell table:style-name="Table2.A3" office:value-type="string">
              <text:p text:style-name="OrgTableContentsRight">5.5.2</text:p>
            </table:table-cell>
            <table:table-cell table:style-name="Table2.A3" office:value-type="string">
              <text:p text:style-name="OrgTableContentsRight">8.2.X</text:p>
            </table:table-cell>
          </table:table-row>
          <table:table-row>
            <table:table-cell table:style-name="Table2.A3" office:value-type="string">
              <text:p text:style-name="OrgTableContentsLeft">H2</text:p>
            </table:table-cell>
            <table:table-cell table:style-name="Table2.A3" office:value-type="string">
              <text:p text:style-name="OrgTableContentsRight">1.4.196</text:p>
            </table:table-cell>
            <table:table-cell table:style-name="Table2.A3" office:value-type="string">
              <text:p text:style-name="OrgTableContentsRight">1.4.197</text:p>
            </table:table-cell>
          </table:table-row>
          <table:table-row>
            <table:table-cell table:style-name="Table2.A3" office:value-type="string">
              <text:p text:style-name="OrgTableContentsLeft">Javamelody</text:p>
            </table:table-cell>
            <table:table-cell table:style-name="Table2.A3" office:value-type="string">
              <text:p text:style-name="OrgTableContentsRight">1.7</text:p>
            </table:table-cell>
            <table:table-cell table:style-name="Table2.A3" office:value-type="string">
              <text:p text:style-name="OrgTableContentsRight">1.74.0</text:p>
            </table:table-cell>
          </table:table-row>
          <table:table-row>
            <table:table-cell table:style-name="Table2.A3" office:value-type="string">
              <text:p text:style-name="OrgTableContentsLeft">Talend Open Studio for Data Integration (BASIC)</text:p>
            </table:table-cell>
            <table:table-cell table:style-name="Table2.A3" office:value-type="string">
              <text:p text:style-name="OrgTableContentsRight">6.3.X</text:p>
            </table:table-cell>
            <table:table-cell table:style-name="Table2.A3" office:value-type="string">
              <text:p text:style-name="OrgTableContentsRight">7.0.1</text:p>
            </table:table-cell>
          </table:table-row>
          <table:table-row>
            <table:table-cell table:style-name="Table2.A25" office:value-type="string">
              <text:p text:style-name="OrgTableContentsLeft">GitLab Community Edition</text:p>
            </table:table-cell>
            <table:table-cell table:style-name="Table2.B25" office:value-type="string">
              <text:p text:style-name="OrgTableContentsRight">9.0.10</text:p>
            </table:table-cell>
            <table:table-cell table:style-name="Table2.C25" office:value-type="string">
              <text:p text:style-name="OrgTableContentsRight">11.X</text:p>
            </table:table-cell>
          </table:table-row>
        </table:table>
      </text:section>
      <text:h text:style-name="Heading_5f_20_5f_1_5f_unnumbered" text:outline-level="1"><text:bookmark text:name="orgb478d39"/><text:bookmark-start text:name="OrgXref.orgb478d39"/><text:soft-page-break/>SILL MIMO <text:bookmark-end text:name="OrgXref.orgb478d39"/></text:h>
      <text:h text:style-name="Heading_5f_20_5f_2_5f_unnumbered" text:outline-level="2"><text:bookmark text:name="orgd4bdb37"/><text:bookmark-start text:name="OrgXref.orgd4bdb37"/>Entrées et sorties <text:bookmark-end text:name="OrgXref.orgd4bdb37"/></text:h>
      <text:h text:style-name="Heading_5f_20_5f_3_5f_unnumbered" text:outline-level="3"><text:bookmark text:name="orgf636425"/><text:bookmark-start text:name="OrgXref.orgf636425"/>En recommandation <text:bookmark-end text:name="OrgXref.orgf636425"/></text:h>
      <text:list xml:id="list93818774594538" text:style-name="OrgBulletedList">
        <text:list-item>
          <text:p text:style-name="P2"><text:span text:style-name="Bold">VRT network equipment</text:span> (LibreOffice) </text:p>
          <text:list>
            <text:list-item>
              <text:p text:style-name="P2">Fonctionnalité : galerie d’images </text:p>
            </text:list-item>
            <text:list-item>
              <text:p text:style-name="P2">Version 1.2 </text:p>
            </text:list-item>
          </text:list>
        </text:list-item>
        <text:list-item>
          <text:p text:style-name="P2"><text:span text:style-name="Bold">LireCouleur</text:span> (LibreOffice) </text:p>
          <text:list>
            <text:list-item>
              <text:p text:style-name="P2">Fonctionnalité : ensemble d’outils destiné à aider les lecteurs débutants ou en difficulté à décoder les mots en utilisant les principes de la lecture en couleur </text:p>
            </text:list-item>
            <text:list-item>
              <text:p text:style-name="P2">version 4.7 </text:p>
            </text:list-item>
          </text:list>
        </text:list-item>
        <text:list-item>
          <text:p text:style-name="P2"><text:span text:style-name="Bold">OBS Studio</text:span> </text:p>
          <text:list>
            <text:list-item>
              <text:p text:style-name="P2">Fonctionnalité : captation vidéo et flux </text:p>
            </text:list-item>
          </text:list>
        </text:list-item>
      </text:list>
      <text:h text:style-name="Heading_5f_20_5f_3_5f_unnumbered" text:outline-level="3"><text:bookmark text:name="orgeddfe47"/><text:bookmark-start text:name="OrgXref.orgeddfe47"/>En observation <text:bookmark-end text:name="OrgXref.orgeddfe47"/></text:h>
      <text:list xml:id="list93817627432278" text:style-name="OrgBulletedList">
        <text:list-item>
          <text:p text:style-name="P2"><text:span text:style-name="Bold">Draw.io Desktop</text:span> </text:p>
          <text:list>
            <text:list-item>
              <text:p text:style-name="P2">Fonctionnalité : schémas </text:p>
            </text:list-item>
            <text:list-item>
              <text:p text:style-name="P2">Version : 9.3 </text:p>
            </text:list-item>
          </text:list>
        </text:list-item>
        <text:list-item>
          <text:p text:style-name="P2"><text:span text:style-name="Bold">WAPT</text:span> </text:p>
          <text:list>
            <text:list-item>
              <text:p text:style-name="P2">Fonctionnalité : Déploiement, mise à jour et suppression des logiciels et des configurations sur un parc Windows </text:p>
            </text:list-item>
            <text:list-item>
              <text:p text:style-name="P2">Version : 1.6 Community </text:p>
            </text:list-item>
          </text:list>
        </text:list-item>
        <text:list-item>
          <text:p text:style-name="P2"><text:span text:style-name="Bold">GLPI</text:span> </text:p>
          <text:list>
            <text:list-item>
              <text:p text:style-name="P2">Fonctionnalité : Plugin GLPI-Survey (questionnaire) </text:p>
            </text:list-item>
            <text:list-item>
              <text:p text:style-name="P2">Version : 9.3.1.0 </text:p>
            </text:list-item>
          </text:list>
        </text:list-item>
        <text:list-item>
          <text:p text:style-name="P2"><text:span text:style-name="Bold">K-9 Mail</text:span> </text:p>
          <text:list>
            <text:list-item>
              <text:p text:style-name="P2">Fonctionnalité : Courrielleur pour Android </text:p>
            </text:list-item>
            <text:list-item>
              <text:p text:style-name="P2">Version : 5.600 </text:p>
            </text:list-item>
          </text:list>
        </text:list-item>
        <text:list-item>
          <text:p text:style-name="P2"><text:span text:style-name="Bold">WebAccess</text:span> (NVDA) </text:p>
          <text:list>
            <text:list-item>
              <text:p text:style-name="P2">Fonctionnalité : Outil de dev pour l’accessibilité </text:p>
            </text:list-item>
            <text:list-item>
              <text:p text:style-name="P2">Version : 2019.04.11 </text:p>
            </text:list-item>
          </text:list>
        </text:list-item>
        <text:list-item>
          <text:p text:style-name="P2"><text:span text:style-name="Bold">assistant_rga</text:span> (Firefox) </text:p>
          <text:list>
            <text:list-item>
              <text:p text:style-name="P2">Fonctionnalité : Outil de test de compatibilité RGAOutil de test accessibilité </text:p>
            </text:list-item>
            <text:list-item>
              <text:p text:style-name="P2">Version 1.0.4 </text:p>
            </text:list-item>
          </text:list>
        </text:list-item>
        <text:list-item>
          <text:p text:style-name="P2"><text:span text:style-name="Bold">Wekan</text:span> </text:p>
          <text:list>
            <text:list-item>
              <text:p text:style-name="P2"><text:soft-page-break/>Fonctionnalité : gestion de tâches </text:p>
            </text:list-item>
          </text:list>
        </text:list-item>
        <text:list-item>
          <text:p text:style-name="P2"><text:span text:style-name="Bold">Framadate</text:span> </text:p>
          <text:list>
            <text:list-item>
              <text:p text:style-name="P2">Fonctionnalité : Rendez-vous </text:p>
            </text:list-item>
          </text:list>
        </text:list-item>
        <text:list-item>
          <text:p text:style-name="P2"><text:span text:style-name="Bold">Limesurvey</text:span> </text:p>
          <text:list>
            <text:list-item>
              <text:p text:style-name="P2">Fonctionnalité : enquête </text:p>
            </text:list-item>
          </text:list>
        </text:list-item>
        <text:list-item>
          <text:p text:style-name="P2"><text:span text:style-name="Bold">NextCloud</text:span> </text:p>
          <text:list>
            <text:list-item>
              <text:p text:style-name="P2">Fonctionnalité : partage de fichiers </text:p>
            </text:list-item>
          </text:list>
        </text:list-item>
        <text:list-item>
          <text:p text:style-name="P2"><text:span text:style-name="Bold">MediaWiki</text:span> </text:p>
          <text:list>
            <text:list-item>
              <text:p text:style-name="P2">Fonctionnalité : wiki </text:p>
            </text:list-item>
          </text:list>
        </text:list-item>
        <text:list-item>
          <text:p text:style-name="P2"><text:span text:style-name="Bold">Rocketchat</text:span> </text:p>
          <text:list>
            <text:list-item>
              <text:p text:style-name="P2">Fonctionnalité : messagerie instantanée </text:p>
            </text:list-item>
          </text:list>
        </text:list-item>
        <text:list-item>
          <text:p text:style-name="P2"><text:span text:style-name="Bold">Mastodon</text:span> </text:p>
          <text:list>
            <text:list-item>
              <text:p text:style-name="P2">Fonctionnalité : microblogue </text:p>
            </text:list-item>
          </text:list>
        </text:list-item>
        <text:list-item>
          <text:p text:style-name="P2"><text:span text:style-name="Bold">uMap.OpenStreetMap</text:span> </text:p>
          <text:list>
            <text:list-item>
              <text:p text:style-name="P2">Fonctionnalité : informations géographiques </text:p>
            </text:list-item>
          </text:list>
        </text:list-item>
        <text:list-item>
          <text:p text:style-name="P2"><text:span text:style-name="Bold">LibreOffice en ligne</text:span> </text:p>
          <text:list>
            <text:list-item>
              <text:p text:style-name="P2">Fonctionnalité : rédaction collaborative </text:p>
            </text:list-item>
          </text:list>
        </text:list-item>
        <text:list-item>
          <text:p text:style-name="P2"><text:span text:style-name="Bold">Discourse</text:span> </text:p>
          <text:list>
            <text:list-item>
              <text:p text:style-name="P2">Fonctionnalité : forum </text:p>
            </text:list-item>
          </text:list>
        </text:list-item>
        <text:list-item>
          <text:p text:style-name="P2"><text:span text:style-name="Bold">Drupal</text:span> </text:p>
          <text:list>
            <text:list-item>
              <text:p text:style-name="P2">Fonctionnalité : gestion de contenu web </text:p>
            </text:list-item>
          </text:list>
        </text:list-item>
        <text:list-item>
          <text:p text:style-name="P2"><text:span text:style-name="Bold">Wordpress</text:span> </text:p>
          <text:list>
            <text:list-item>
              <text:p text:style-name="P2">Fonctionnalité : blogue </text:p>
            </text:list-item>
          </text:list>
        </text:list-item>
        <text:list-item>
          <text:p text:style-name="P2"><text:span text:style-name="Bold">Sympa</text:span> </text:p>
          <text:list>
            <text:list-item>
              <text:p text:style-name="P2">Fonctionnalité : liste de diffusion/discussion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Bastien Guerry</dc:creator>
    <meta:initial-creator>Bastien</meta:initial-creator>
    <dc:date>2019-04-15T09:38:50.354265983</dc:date>
    <meta:creation-date>2019-04-15T09:38:08</meta:creation-date>
    <meta:generator>LibreOffice/6.0.7.3$Linux_X86_64 LibreOffice_project/00m0$Build-3</meta:generator>
    <meta:keyword/>
    <dc:subject/>
    <dc:title>Listes des changements entre le SILL 2018 et le SILL 2019</dc:title>
    <meta:editing-duration>PT33S</meta:editing-duration>
    <meta:editing-cycles>1</meta:editing-cycles>
    <meta:document-statistic meta:table-count="2" meta:image-count="0" meta:object-count="0" meta:page-count="5" meta:paragraph-count="206" meta:word-count="543" meta:character-count="3060" meta:non-whitespace-character-count="2712"/>
  </office:meta>
</office:document-meta>
</file>